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95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10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1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17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1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29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2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124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26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132" style:family="table-cell" style:parent-style-name="Default" style:data-style-name="N124">
      <style:table-cell-properties fo:background-color="#ccffcc" fo:padding="0.71mm"/>
    </style:style>
    <style:style style:name="ce70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72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73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138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95"/>
        <table:table-column table:style-name="co2" table:default-cell-style-name="ce95"/>
        <table:table-column table:style-name="co3" table:default-cell-style-name="ce95"/>
        <table:table-column table:style-name="co4" table:default-cell-style-name="ce95"/>
        <table:table-column table:style-name="co5" table:default-cell-style-name="ce95"/>
        <table:table-column table:style-name="co6" table:number-columns-repeated="2" table:default-cell-style-name="ce95"/>
        <table:table-column table:style-name="co7" table:default-cell-style-name="ce95"/>
        <table:table-column table:style-name="co1" table:number-columns-repeated="249" table:default-cell-style-name="ce95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2"/>
          <table:table-cell table:style-name="ce114" office:value-type="percentage" office:value="0.08" calcext:value-type="percentage">
            <text:p>8%</text:p>
          </table:table-cell>
          <table:table-cell/>
          <table:table-cell table:style-name="ce12" office:value-type="string" calcext:value-type="string" table:number-columns-spanned="2" table:number-rows-spanned="1">
            <text:p>Wysokość kredytu:</text:p>
          </table:table-cell>
          <table:covered-table-cell table:style-name="ce12"/>
          <table:table-cell table:style-name="ce128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5"/>
          <table:table-cell table:style-name="ce115" office:value-type="string" calcext:value-type="string">
            <text:p>12 miesięcy</text:p>
          </table:table-cell>
          <table:table-cell/>
          <table:table-cell table:style-name="ce5" office:value-type="string" calcext:value-type="string" table:number-columns-spanned="2" table:number-rows-spanned="1">
            <text:p>Stan końcowy spłaty kredytu:</text:p>
          </table:table-cell>
          <table:covered-table-cell table:style-name="ce5"/>
          <table:table-cell table:style-name="ce129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1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17"/>
          <table:table-cell table:style-name="ce4"/>
          <table:table-cell table:style-name="ce29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29"/>
          <table:table-cell table:style-name="ce4" table:number-columns-repeated="1016"/>
        </table:table-row>
        <table:table-row table:style-name="ro6">
          <table:table-cell table:style-name="ce100" office:value-type="string" calcext:value-type="string">
            <text:p>miesiąc</text:p>
          </table:table-cell>
          <table:table-cell table:style-name="ce105"/>
          <table:table-cell table:style-name="ce109" office:value-type="string" calcext:value-type="string">
            <text:p>oprocentowanie</text:p>
          </table:table-cell>
          <table:table-cell table:style-name="ce116" office:value-type="string" calcext:value-type="string">
            <text:p>do spłaty</text:p>
          </table:table-cell>
          <table:table-cell/>
          <table:table-cell table:style-name="ce120" office:value-type="string" calcext:value-type="string">
            <text:p>podstawa oprocentowania</text:p>
          </table:table-cell>
          <table:table-cell table:style-name="ce124" office:value-type="string" calcext:value-type="string">
            <text:p>oprocentowanie</text:p>
          </table:table-cell>
          <table:table-cell table:style-name="ce130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102" office:value-type="float" office:value="0" calcext:value-type="float">
            <text:p>0</text:p>
          </table:table-cell>
          <table:table-cell/>
          <table:table-cell table:style-name="ce110"/>
          <table:table-cell table:style-name="ce117" table:formula="of:=kredyt1" office:value-type="float" office:value="10000" calcext:value-type="float">
            <text:p><text:s/>10 000,00 zł </text:p>
          </table:table-cell>
          <table:table-cell/>
          <table:table-cell table:style-name="ce121"/>
          <table:table-cell table:style-name="ce125"/>
          <table:table-cell table:style-name="ce131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" calcext:value-type="float">
            <text:p>1</text:p>
          </table:table-cell>
          <table:table-cell/>
          <table:table-cell table:style-name="ce111" table:formula="of:=[.D7]*stopa1/12" office:value-type="float" office:value="66.6666666666667" calcext:value-type="float">
            <text:p><text:s/>66,67 zł </text:p>
          </table:table-cell>
          <table:table-cell table:style-name="ce117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122"/>
          <table:table-cell table:style-name="ce126"/>
          <table:table-cell table:style-name="ce131" table:formula="of:=[.H7]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2" calcext:value-type="float">
            <text:p>2</text:p>
          </table:table-cell>
          <table:table-cell/>
          <table:table-cell table:style-name="ce111" table:formula="of:=[.D8]*stopa1/12" office:value-type="float" office:value="61.3118825054164" calcext:value-type="float">
            <text:p><text:s/>61,31 zł </text:p>
          </table:table-cell>
          <table:table-cell table:style-name="ce117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122"/>
          <table:table-cell table:style-name="ce126" table:formula="of:=[.H8]*stopa1/12" office:value-type="float" office:value="60.9058435484269" calcext:value-type="float">
            <text:p><text:s/>60,91 zł </text:p>
          </table:table-cell>
          <table:table-cell table:style-name="ce131" table:formula="of:=[.H8]+[.G9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3" calcext:value-type="float">
            <text:p>3</text:p>
          </table:table-cell>
          <table:table-cell/>
          <table:table-cell table:style-name="ce111" table:formula="of:=[.D9]*stopa1/12" office:value-type="float" office:value="55.9213997830911" calcext:value-type="float">
            <text:p><text:s/>55,92 zł </text:p>
          </table:table-cell>
          <table:table-cell table:style-name="ce117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122"/>
          <table:table-cell table:style-name="ce126" table:formula="of:=[.H9]*stopa1/12" office:value-type="float" office:value="55.5510593871766" calcext:value-type="float">
            <text:p><text:s/>55,55 zł </text:p>
          </table:table-cell>
          <table:table-cell table:style-name="ce131" table:formula="of:=[.H9]+[.G10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4" calcext:value-type="float">
            <text:p>4</text:p>
          </table:table-cell>
          <table:table-cell/>
          <table:table-cell table:style-name="ce111" table:formula="of:=[.D10]*stopa1/12" office:value-type="float" office:value="50.4949805092836" calcext:value-type="float">
            <text:p><text:s/>50,49 zł </text:p>
          </table:table-cell>
          <table:table-cell table:style-name="ce117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122"/>
          <table:table-cell table:style-name="ce126" table:formula="of:=[.H10]*stopa1/12" office:value-type="float" office:value="50.1605766648513" calcext:value-type="float">
            <text:p><text:s/>50,16 zł </text:p>
          </table:table-cell>
          <table:table-cell table:style-name="ce131" table:formula="of:=[.H10]+[.G11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5" calcext:value-type="float">
            <text:p>5</text:p>
          </table:table-cell>
          <table:table-cell/>
          <table:table-cell table:style-name="ce111" table:formula="of:=[.D11]*stopa1/12" office:value-type="float" office:value="45.0323851069841" calcext:value-type="float">
            <text:p><text:s/>45,03 zł </text:p>
          </table:table-cell>
          <table:table-cell table:style-name="ce117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122"/>
          <table:table-cell table:style-name="ce126" table:formula="of:=[.H11]*stopa1/12" office:value-type="float" office:value="44.7341573910438" calcext:value-type="float">
            <text:p><text:s/>44,73 zł </text:p>
          </table:table-cell>
          <table:table-cell table:style-name="ce131" table:formula="of:=[.H11]+[.G12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6" calcext:value-type="float">
            <text:p>6</text:p>
          </table:table-cell>
          <table:table-cell/>
          <table:table-cell table:style-name="ce111" table:formula="of:=[.D12]*stopa1/12" office:value-type="float" office:value="39.5333724020026" calcext:value-type="float">
            <text:p><text:s/>39,53 zł </text:p>
          </table:table-cell>
          <table:table-cell table:style-name="ce117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122"/>
          <table:table-cell table:style-name="ce126" table:formula="of:=[.H12]*stopa1/12" office:value-type="float" office:value="39.2715619887443" calcext:value-type="float">
            <text:p><text:s/>39,27 zł </text:p>
          </table:table-cell>
          <table:table-cell table:style-name="ce131" table:formula="of:=[.H12]+[.G13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7" calcext:value-type="float">
            <text:p>7</text:p>
          </table:table-cell>
          <table:table-cell/>
          <table:table-cell table:style-name="ce111" table:formula="of:=[.D13]*stopa1/12" office:value-type="float" office:value="33.9976996123212" calcext:value-type="float">
            <text:p><text:s/>34,00 zł </text:p>
          </table:table-cell>
          <table:table-cell table:style-name="ce117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122"/>
          <table:table-cell table:style-name="ce126" table:formula="of:=[.H13]*stopa1/12" office:value-type="float" office:value="33.7725492837628" calcext:value-type="float">
            <text:p><text:s/>33,77 zł </text:p>
          </table:table-cell>
          <table:table-cell table:style-name="ce131" table:formula="of:=[.H13]+[.G14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8" calcext:value-type="float">
            <text:p>8</text:p>
          </table:table-cell>
          <table:table-cell/>
          <table:table-cell table:style-name="ce111" table:formula="of:=[.D14]*stopa1/12" office:value-type="float" office:value="28.4251223373753" calcext:value-type="float">
            <text:p><text:s/>28,43 zł </text:p>
          </table:table-cell>
          <table:table-cell table:style-name="ce117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122"/>
          <table:table-cell table:style-name="ce126" table:formula="of:=[.H14]*stopa1/12" office:value-type="float" office:value="28.2368764940814" calcext:value-type="float">
            <text:p><text:s/>28,24 zł </text:p>
          </table:table-cell>
          <table:table-cell table:style-name="ce131" table:formula="of:=[.H14]+[.G15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9" calcext:value-type="float">
            <text:p>9</text:p>
          </table:table-cell>
          <table:table-cell/>
          <table:table-cell table:style-name="ce111" table:formula="of:=[.D15]*stopa1/12" office:value-type="float" office:value="22.815394547263" calcext:value-type="float">
            <text:p><text:s/>22,82 zł </text:p>
          </table:table-cell>
          <table:table-cell table:style-name="ce117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122"/>
          <table:table-cell table:style-name="ce126" table:formula="of:=[.H15]*stopa1/12" office:value-type="float" office:value="22.6642992191355" calcext:value-type="float">
            <text:p><text:s/>22,66 zł </text:p>
          </table:table-cell>
          <table:table-cell table:style-name="ce131" table:formula="of:=[.H15]+[.G16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0" calcext:value-type="float">
            <text:p>10</text:p>
          </table:table-cell>
          <table:table-cell/>
          <table:table-cell table:style-name="ce111" table:formula="of:=[.D16]*stopa1/12" office:value-type="float" office:value="17.1682685718834" calcext:value-type="float">
            <text:p><text:s/>17,17 zł </text:p>
          </table:table-cell>
          <table:table-cell table:style-name="ce117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122"/>
          <table:table-cell table:style-name="ce126" table:formula="of:=[.H16]*stopa1/12" office:value-type="float" office:value="17.0545714290232" calcext:value-type="float">
            <text:p><text:s/>17,05 zł </text:p>
          </table:table-cell>
          <table:table-cell table:style-name="ce131" table:formula="of:=[.H16]+[.G17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1" calcext:value-type="float">
            <text:p>11</text:p>
          </table:table-cell>
          <table:table-cell/>
          <table:table-cell table:style-name="ce111" table:formula="of:=[.D17]*stopa1/12" office:value-type="float" office:value="11.4834950900012" calcext:value-type="float">
            <text:p><text:s/>11,48 zł </text:p>
          </table:table-cell>
          <table:table-cell table:style-name="ce117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122"/>
          <table:table-cell table:style-name="ce126" table:formula="of:=[.H17]*stopa1/12" office:value-type="float" office:value="11.4074454536436" calcext:value-type="float">
            <text:p><text:s/>11,41 zł </text:p>
          </table:table-cell>
          <table:table-cell table:style-name="ce131" table:formula="of:=[.H17]+[.G18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8">
          <table:table-cell table:style-name="ce103" office:value-type="float" office:value="12" calcext:value-type="float">
            <text:p>12</text:p>
          </table:table-cell>
          <table:table-cell/>
          <table:table-cell table:style-name="ce111" table:formula="of:=[.D18]*stopa1/12" office:value-type="float" office:value="5.76082311823982" calcext:value-type="float">
            <text:p><text:s/>5,76 zł </text:p>
          </table:table-cell>
          <table:table-cell table:style-name="ce117" table:formula="of:=[.D18]+[.C19]+[.$D$21]" office:value-type="float" office:value="0" calcext:value-type="float">
            <text:p><text:s/>- zł </text:p>
          </table:table-cell>
          <table:table-cell/>
          <table:table-cell table:style-name="ce122"/>
          <table:table-cell table:style-name="ce126" table:formula="of:=[.H18]*stopa1/12" office:value-type="float" office:value="5.72267197176139" calcext:value-type="float">
            <text:p><text:s/>5,72 zł </text:p>
          </table:table-cell>
          <table:table-cell table:style-name="ce131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112" table:formula="of:=SUM([.C8:.C19])" office:value-type="float" office:value="438.611490250529" calcext:value-type="float">
            <text:p>438,611490250529</text:p>
          </table:table-cell>
          <table:table-cell table:style-name="ce112"/>
          <table:table-cell/>
          <table:table-cell table:style-name="ce123"/>
          <table:table-cell table:style-name="ce123" table:formula="of:=SUM([.G9:.G19])" office:value-type="float" office:value="369.481612831651" calcext:value-type="float">
            <text:p>369,481612831651</text:p>
          </table:table-cell>
          <table:table-cell table:style-name="ce12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132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95"/>
        <table:table-column table:style-name="co9" table:default-cell-style-name="ce95"/>
        <table:table-column table:style-name="co10" table:default-cell-style-name="ce95"/>
        <table:table-column table:style-name="co3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number-columns-repeated="249" table:default-cell-style-name="ce95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2"/>
          <table:table-cell table:style-name="ce114" office:value-type="percentage" office:value="0.01" calcext:value-type="percentage">
            <text:p>1%</text:p>
          </table:table-cell>
          <table:table-cell/>
          <table:table-cell table:style-name="ce12" office:value-type="string" calcext:value-type="string" table:number-columns-spanned="2" table:number-rows-spanned="1">
            <text:p>Miesięczna wpłata:</text:p>
          </table:table-cell>
          <table:covered-table-cell table:style-name="ce12"/>
          <table:table-cell table:style-name="ce128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5"/>
          <table:table-cell table:style-name="ce115" office:value-type="string" calcext:value-type="string">
            <text:p>1 miesiąc</text:p>
          </table:table-cell>
          <table:table-cell/>
          <table:table-cell table:style-name="ce5" office:value-type="string" calcext:value-type="string" table:number-columns-spanned="2" table:number-rows-spanned="1">
            <text:p>Stan początkowy konta:</text:p>
          </table:table-cell>
          <table:covered-table-cell table:style-name="ce5"/>
          <table:table-cell table:style-name="ce129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70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0"/>
          <table:table-cell/>
          <table:table-cell table:style-name="ce7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73"/>
          <table:table-cell table:number-columns-repeated="1016"/>
        </table:table-row>
        <table:table-row table:style-name="ro12">
          <table:table-cell table:style-name="ce100" office:value-type="string" calcext:value-type="string">
            <text:p>Okres oszczędzania (w miesiącach):</text:p>
          </table:table-cell>
          <table:table-cell table:style-name="ce105"/>
          <table:table-cell table:style-name="ce109" office:value-type="string" calcext:value-type="string">
            <text:p>Oprocentowanie:</text:p>
          </table:table-cell>
          <table:table-cell table:style-name="ce116" office:value-type="string" calcext:value-type="string">
            <text:p>Stan konta:</text:p>
          </table:table-cell>
          <table:table-cell/>
          <table:table-cell table:style-name="ce120" office:value-type="string" calcext:value-type="string">
            <text:p>Podstawa oprocentowania:</text:p>
          </table:table-cell>
          <table:table-cell table:style-name="ce124" office:value-type="string" calcext:value-type="string">
            <text:p>Oprocentowanie:</text:p>
          </table:table-cell>
          <table:table-cell table:style-name="ce130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102" office:value-type="float" office:value="0" calcext:value-type="float">
            <text:p>0</text:p>
          </table:table-cell>
          <table:table-cell/>
          <table:table-cell table:style-name="ce110"/>
          <table:table-cell table:style-name="ce117" table:formula="of:=start" office:value-type="float" office:value="0" calcext:value-type="float">
            <text:p><text:s/>- zł </text:p>
          </table:table-cell>
          <table:table-cell/>
          <table:table-cell table:style-name="ce121"/>
          <table:table-cell table:style-name="ce125"/>
          <table:table-cell table:style-name="ce131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" calcext:value-type="float">
            <text:p>1</text:p>
          </table:table-cell>
          <table:table-cell/>
          <table:table-cell table:style-name="ce111" table:formula="of:=[.D7]*stopa2/12" office:value-type="float" office:value="0" calcext:value-type="float">
            <text:p><text:s/>- zł </text:p>
          </table:table-cell>
          <table:table-cell table:style-name="ce117" table:formula="of:=[.D7]+[.C8]+rata" office:value-type="float" office:value="300" calcext:value-type="float">
            <text:p><text:s/>300,00 zł </text:p>
          </table:table-cell>
          <table:table-cell/>
          <table:table-cell table:style-name="ce122" table:formula="of:=[.H7]+rata" office:value-type="float" office:value="300" calcext:value-type="float">
            <text:p><text:s/>300,00 zł </text:p>
          </table:table-cell>
          <table:table-cell table:style-name="ce126" table:formula="of:=[.F8]*stopa2/12" office:value-type="float" office:value="0.25" calcext:value-type="float">
            <text:p><text:s/>0,25 zł </text:p>
          </table:table-cell>
          <table:table-cell table:style-name="ce131" table:formula="of:=[.F8]+[.G8]" office:value-type="float" office:value="300.25" calcext:value-type="float">
            <text:p><text:s/>300,25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2" calcext:value-type="float">
            <text:p>2</text:p>
          </table:table-cell>
          <table:table-cell/>
          <table:table-cell table:style-name="ce111" table:formula="of:=[.D8]*stopa2/12" office:value-type="float" office:value="0.25" calcext:value-type="float">
            <text:p><text:s/>0,25 zł </text:p>
          </table:table-cell>
          <table:table-cell table:style-name="ce117" table:formula="of:=[.D8]+[.C9]+rata" office:value-type="float" office:value="600.25" calcext:value-type="float">
            <text:p><text:s/>600,25 zł </text:p>
          </table:table-cell>
          <table:table-cell/>
          <table:table-cell table:style-name="ce122" table:formula="of:=[.H8]+rata" office:value-type="float" office:value="600.25" calcext:value-type="float">
            <text:p><text:s/>600,25 zł </text:p>
          </table:table-cell>
          <table:table-cell table:style-name="ce126" table:formula="of:=[.F9]*stopa2/12" office:value-type="float" office:value="0.500208333333333" calcext:value-type="float">
            <text:p><text:s/>0,50 zł </text:p>
          </table:table-cell>
          <table:table-cell table:style-name="ce131" table:formula="of:=[.F9]+[.G9]" office:value-type="float" office:value="600.750208333333" calcext:value-type="float">
            <text:p><text:s/>600,75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3" calcext:value-type="float">
            <text:p>3</text:p>
          </table:table-cell>
          <table:table-cell/>
          <table:table-cell table:style-name="ce111" table:formula="of:=[.D9]*stopa2/12" office:value-type="float" office:value="0.500208333333333" calcext:value-type="float">
            <text:p><text:s/>0,50 zł </text:p>
          </table:table-cell>
          <table:table-cell table:style-name="ce117" table:formula="of:=[.D9]+[.C10]+rata" office:value-type="float" office:value="900.750208333333" calcext:value-type="float">
            <text:p><text:s/>900,75 zł </text:p>
          </table:table-cell>
          <table:table-cell/>
          <table:table-cell table:style-name="ce122" table:formula="of:=[.H9]+rata" office:value-type="float" office:value="900.750208333333" calcext:value-type="float">
            <text:p><text:s/>900,75 zł </text:p>
          </table:table-cell>
          <table:table-cell table:style-name="ce126" table:formula="of:=[.F10]*stopa2/12" office:value-type="float" office:value="0.750625173611111" calcext:value-type="float">
            <text:p><text:s/>0,75 zł </text:p>
          </table:table-cell>
          <table:table-cell table:style-name="ce131" table:formula="of:=[.F10]+[.G10]" office:value-type="float" office:value="901.500833506944" calcext:value-type="float">
            <text:p><text:s/>901,50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4" calcext:value-type="float">
            <text:p>4</text:p>
          </table:table-cell>
          <table:table-cell/>
          <table:table-cell table:style-name="ce111" table:formula="of:=[.D10]*stopa2/12" office:value-type="float" office:value="0.750625173611111" calcext:value-type="float">
            <text:p><text:s/>0,75 zł </text:p>
          </table:table-cell>
          <table:table-cell table:style-name="ce117" table:formula="of:=[.D10]+[.C11]+rata" office:value-type="float" office:value="1201.50083350694" calcext:value-type="float">
            <text:p><text:s/>1 201,50 zł </text:p>
          </table:table-cell>
          <table:table-cell/>
          <table:table-cell table:style-name="ce122" table:formula="of:=[.H10]+rata" office:value-type="float" office:value="1201.50083350694" calcext:value-type="float">
            <text:p><text:s/>1 201,50 zł </text:p>
          </table:table-cell>
          <table:table-cell table:style-name="ce126" table:formula="of:=[.F11]*stopa2/12" office:value-type="float" office:value="1.00125069458912" calcext:value-type="float">
            <text:p><text:s/>1,00 zł </text:p>
          </table:table-cell>
          <table:table-cell table:style-name="ce131" table:formula="of:=[.F11]+[.G11]" office:value-type="float" office:value="1202.50208420153" calcext:value-type="float">
            <text:p><text:s/>1 202,50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5" calcext:value-type="float">
            <text:p>5</text:p>
          </table:table-cell>
          <table:table-cell/>
          <table:table-cell table:style-name="ce111" table:formula="of:=[.D11]*stopa2/12" office:value-type="float" office:value="1.00125069458912" calcext:value-type="float">
            <text:p><text:s/>1,00 zł </text:p>
          </table:table-cell>
          <table:table-cell table:style-name="ce117" table:formula="of:=[.D11]+[.C12]+rata" office:value-type="float" office:value="1502.50208420153" calcext:value-type="float">
            <text:p><text:s/>1 502,50 zł </text:p>
          </table:table-cell>
          <table:table-cell/>
          <table:table-cell table:style-name="ce122" table:formula="of:=[.H11]+rata" office:value-type="float" office:value="1502.50208420153" calcext:value-type="float">
            <text:p><text:s/>1 502,50 zł </text:p>
          </table:table-cell>
          <table:table-cell table:style-name="ce126" table:formula="of:=[.F12]*stopa2/12" office:value-type="float" office:value="1.25208507016794" calcext:value-type="float">
            <text:p><text:s/>1,25 zł </text:p>
          </table:table-cell>
          <table:table-cell table:style-name="ce131" table:formula="of:=[.F12]+[.G12]" office:value-type="float" office:value="1503.7541692717" calcext:value-type="float">
            <text:p><text:s/>1 503,75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6" calcext:value-type="float">
            <text:p>6</text:p>
          </table:table-cell>
          <table:table-cell/>
          <table:table-cell table:style-name="ce111" table:formula="of:=[.D12]*stopa2/12" office:value-type="float" office:value="1.25208507016794" calcext:value-type="float">
            <text:p><text:s/>1,25 zł </text:p>
          </table:table-cell>
          <table:table-cell table:style-name="ce117" table:formula="of:=[.D12]+[.C13]+rata" office:value-type="float" office:value="1803.7541692717" calcext:value-type="float">
            <text:p><text:s/>1 803,75 zł </text:p>
          </table:table-cell>
          <table:table-cell/>
          <table:table-cell table:style-name="ce122" table:formula="of:=[.H12]+rata" office:value-type="float" office:value="1803.7541692717" calcext:value-type="float">
            <text:p><text:s/>1 803,75 zł </text:p>
          </table:table-cell>
          <table:table-cell table:style-name="ce126" table:formula="of:=[.F13]*stopa2/12" office:value-type="float" office:value="1.50312847439308" calcext:value-type="float">
            <text:p><text:s/>1,50 zł </text:p>
          </table:table-cell>
          <table:table-cell table:style-name="ce131" table:formula="of:=[.F13]+[.G13]" office:value-type="float" office:value="1805.25729774609" calcext:value-type="float">
            <text:p><text:s/>1 805,26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7" calcext:value-type="float">
            <text:p>7</text:p>
          </table:table-cell>
          <table:table-cell/>
          <table:table-cell table:style-name="ce111" table:formula="of:=[.D13]*stopa2/12" office:value-type="float" office:value="1.50312847439308" calcext:value-type="float">
            <text:p><text:s/>1,50 zł </text:p>
          </table:table-cell>
          <table:table-cell table:style-name="ce117" table:formula="of:=[.D13]+[.C14]+rata" office:value-type="float" office:value="2105.25729774609" calcext:value-type="float">
            <text:p><text:s/>2 105,26 zł </text:p>
          </table:table-cell>
          <table:table-cell/>
          <table:table-cell table:style-name="ce122" table:formula="of:=[.H13]+rata" office:value-type="float" office:value="2105.25729774609" calcext:value-type="float">
            <text:p><text:s/>2 105,26 zł </text:p>
          </table:table-cell>
          <table:table-cell table:style-name="ce126" table:formula="of:=[.F14]*stopa2/12" office:value-type="float" office:value="1.75438108145508" calcext:value-type="float">
            <text:p><text:s/>1,75 zł </text:p>
          </table:table-cell>
          <table:table-cell table:style-name="ce131" table:formula="of:=[.F14]+[.G14]" office:value-type="float" office:value="2107.01167882755" calcext:value-type="float">
            <text:p><text:s/>2 107,01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8" calcext:value-type="float">
            <text:p>8</text:p>
          </table:table-cell>
          <table:table-cell/>
          <table:table-cell table:style-name="ce111" table:formula="of:=[.D14]*stopa2/12" office:value-type="float" office:value="1.75438108145508" calcext:value-type="float">
            <text:p><text:s/>1,75 zł </text:p>
          </table:table-cell>
          <table:table-cell table:style-name="ce117" table:formula="of:=[.D14]+[.C15]+rata" office:value-type="float" office:value="2407.01167882755" calcext:value-type="float">
            <text:p><text:s/>2 407,01 zł </text:p>
          </table:table-cell>
          <table:table-cell/>
          <table:table-cell table:style-name="ce122" table:formula="of:=[.H14]+rata" office:value-type="float" office:value="2407.01167882755" calcext:value-type="float">
            <text:p><text:s/>2 407,01 zł </text:p>
          </table:table-cell>
          <table:table-cell table:style-name="ce126" table:formula="of:=[.F15]*stopa2/12" office:value-type="float" office:value="2.00584306568962" calcext:value-type="float">
            <text:p><text:s/>2,01 zł </text:p>
          </table:table-cell>
          <table:table-cell table:style-name="ce131" table:formula="of:=[.F15]+[.G15]" office:value-type="float" office:value="2409.01752189324" calcext:value-type="float">
            <text:p><text:s/>2 409,02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9" calcext:value-type="float">
            <text:p>9</text:p>
          </table:table-cell>
          <table:table-cell/>
          <table:table-cell table:style-name="ce111" table:formula="of:=[.D15]*stopa2/12" office:value-type="float" office:value="2.00584306568962" calcext:value-type="float">
            <text:p><text:s/>2,01 zł </text:p>
          </table:table-cell>
          <table:table-cell table:style-name="ce117" table:formula="of:=[.D15]+[.C16]+rata" office:value-type="float" office:value="2709.01752189324" calcext:value-type="float">
            <text:p><text:s/>2 709,02 zł </text:p>
          </table:table-cell>
          <table:table-cell/>
          <table:table-cell table:style-name="ce122" table:formula="of:=[.H15]+rata" office:value-type="float" office:value="2709.01752189324" calcext:value-type="float">
            <text:p><text:s/>2 709,02 zł </text:p>
          </table:table-cell>
          <table:table-cell table:style-name="ce126" table:formula="of:=[.F16]*stopa2/12" office:value-type="float" office:value="2.2575146015777" calcext:value-type="float">
            <text:p><text:s/>2,26 zł </text:p>
          </table:table-cell>
          <table:table-cell table:style-name="ce131" table:formula="of:=[.F16]+[.G16]" office:value-type="float" office:value="2711.27503649482" calcext:value-type="float">
            <text:p><text:s/>2 711,28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0" calcext:value-type="float">
            <text:p>10</text:p>
          </table:table-cell>
          <table:table-cell/>
          <table:table-cell table:style-name="ce111" table:formula="of:=[.D16]*stopa2/12" office:value-type="float" office:value="2.2575146015777" calcext:value-type="float">
            <text:p><text:s/>2,26 zł </text:p>
          </table:table-cell>
          <table:table-cell table:style-name="ce117" table:formula="of:=[.D16]+[.C17]+rata" office:value-type="float" office:value="3011.27503649482" calcext:value-type="float">
            <text:p><text:s/>3 011,28 zł </text:p>
          </table:table-cell>
          <table:table-cell/>
          <table:table-cell table:style-name="ce122" table:formula="of:=[.H16]+rata" office:value-type="float" office:value="3011.27503649482" calcext:value-type="float">
            <text:p><text:s/>3 011,28 zł </text:p>
          </table:table-cell>
          <table:table-cell table:style-name="ce126" table:formula="of:=[.F17]*stopa2/12" office:value-type="float" office:value="2.50939586374568" calcext:value-type="float">
            <text:p><text:s/>2,51 zł </text:p>
          </table:table-cell>
          <table:table-cell table:style-name="ce131" table:formula="of:=[.F17]+[.G17]" office:value-type="float" office:value="3013.78443235856" calcext:value-type="float">
            <text:p><text:s/>3 013,78 zł </text:p>
          </table:table-cell>
          <table:table-cell table:number-columns-repeated="1016"/>
        </table:table-row>
        <table:table-row table:style-name="ro8">
          <table:table-cell table:style-name="ce102" office:value-type="float" office:value="11" calcext:value-type="float">
            <text:p>11</text:p>
          </table:table-cell>
          <table:table-cell/>
          <table:table-cell table:style-name="ce111" table:formula="of:=[.D17]*stopa2/12" office:value-type="float" office:value="2.50939586374568" calcext:value-type="float">
            <text:p><text:s/>2,51 zł </text:p>
          </table:table-cell>
          <table:table-cell table:style-name="ce117" table:formula="of:=[.D17]+[.C18]+rata" office:value-type="float" office:value="3313.78443235856" calcext:value-type="float">
            <text:p><text:s/>3 313,78 zł </text:p>
          </table:table-cell>
          <table:table-cell/>
          <table:table-cell table:style-name="ce122" table:formula="of:=[.H17]+rata" office:value-type="float" office:value="3313.78443235856" calcext:value-type="float">
            <text:p><text:s/>3 313,78 zł </text:p>
          </table:table-cell>
          <table:table-cell table:style-name="ce126" table:formula="of:=[.F18]*stopa2/12" office:value-type="float" office:value="2.76148702696547" calcext:value-type="float">
            <text:p><text:s/>2,76 zł </text:p>
          </table:table-cell>
          <table:table-cell table:style-name="ce131" table:formula="of:=[.F18]+[.G18]" office:value-type="float" office:value="3316.54591938553" calcext:value-type="float">
            <text:p><text:s/>3 316,55 zł </text:p>
          </table:table-cell>
          <table:table-cell table:number-columns-repeated="1016"/>
        </table:table-row>
        <table:table-row table:style-name="ro8">
          <table:table-cell table:style-name="ce103" office:value-type="float" office:value="12" calcext:value-type="float">
            <text:p>12</text:p>
          </table:table-cell>
          <table:table-cell/>
          <table:table-cell table:style-name="ce111" table:formula="of:=[.D18]*stopa2/12" office:value-type="float" office:value="2.76148702696547" calcext:value-type="float">
            <text:p><text:s/>2,76 zł </text:p>
          </table:table-cell>
          <table:table-cell table:style-name="ce117" table:formula="of:=[.D18]+[.C19]+rata" office:value-type="float" office:value="3616.54591938553" calcext:value-type="float">
            <text:p><text:s/>3 616,55 zł </text:p>
          </table:table-cell>
          <table:table-cell/>
          <table:table-cell table:style-name="ce122" table:formula="of:=[.H18]+rata" office:value-type="float" office:value="3616.54591938553" calcext:value-type="float">
            <text:p><text:s/>3 616,55 zł </text:p>
          </table:table-cell>
          <table:table-cell table:style-name="ce126" table:formula="of:=[.F19]*stopa2/12" office:value-type="float" office:value="3.01378826615461" calcext:value-type="float">
            <text:p><text:s/>3,01 zł </text:p>
          </table:table-cell>
          <table:table-cell table:style-name="ce131" table:formula="of:=[.F19]+[.G19]" office:value-type="float" office:value="3619.55970765168" calcext:value-type="float">
            <text:p><text:s/>3 619,56 zł </text:p>
          </table:table-cell>
          <table:table-cell table:number-columns-repeated="1016"/>
        </table:table-row>
        <table:table-row table:style-name="ro7">
          <table:table-cell table:style-name="ce105" table:number-columns-repeated="2"/>
          <table:table-cell table:style-name="ce112" table:formula="of:=SUM([.C8:.C19])" office:value-type="float" office:value="16.5459193855281" calcext:value-type="float">
            <text:p>16,5459193855281</text:p>
          </table:table-cell>
          <table:table-cell table:style-name="ce134"/>
          <table:table-cell/>
          <table:table-cell table:style-name="ce123" table:number-columns-repeated="2"/>
          <table:table-cell table:style-name="ce137"/>
          <table:table-cell table:number-columns-repeated="1016"/>
        </table:table-row>
        <table:table-row table:style-name="ro8">
          <table:table-cell table:number-columns-repeated="3"/>
          <table:table-cell table:style-name="ce72" table:formula="of:=FV(stopa2/12;12;-rata;start;0)" office:value-type="currency" office:currency="PLN" office:value="3616.54591938517" calcext:value-type="currency">
            <text:p>3 616,55 zł</text:p>
          </table:table-cell>
          <table:table-cell table:number-columns-repeated="3"/>
          <table:table-cell table:style-name="ce138" table:formula="of:=FV(stopa2/12;12;-rata;start;1)" office:value-type="float" office:value="3619.55970765132" calcext:value-type="float">
            <text:p>3 619,56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95"/>
        <table:table-column table:style-name="co16" table:default-cell-style-name="ce95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95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101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101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101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101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101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101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101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101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101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101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101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101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101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101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95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,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3:14.55633885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24:07.595882655</dc:date>
    <meta:editing-cycles>16</meta:editing-cycles>
    <meta:editing-duration>P11DT14H16M1S</meta:editing-duration>
    <meta:generator>LibreOffice/6.0.2.1$Linux_X86_64 LibreOffice_project/00m0$Build-1</meta:generator>
    <meta:document-statistic meta:table-count="4" meta:cell-count="26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